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5c039" officeooo:paragraph-rsid="0015c039"/>
    </style:style>
    <style:style style:name="P3" style:family="paragraph" style:parent-style-name="Standard">
      <style:paragraph-properties fo:text-align="start" style:justify-single-word="false"/>
      <style:text-properties officeooo:rsid="0015c039" officeooo:paragraph-rsid="0015c039"/>
    </style:style>
    <style:style style:name="P4" style:family="paragraph" style:parent-style-name="Standard">
      <style:paragraph-properties fo:text-align="start" style:justify-single-word="false"/>
      <style:text-properties officeooo:rsid="001621ac" officeooo:paragraph-rsid="001621ac"/>
    </style:style>
    <style:style style:name="P5" style:family="paragraph" style:parent-style-name="Standard">
      <style:paragraph-properties fo:text-align="start" style:justify-single-word="false"/>
      <style:text-properties officeooo:rsid="001621ac" officeooo:paragraph-rsid="001621ac"/>
    </style:style>
    <style:style style:name="P6" style:family="paragraph" style:parent-style-name="Standard">
      <style:paragraph-properties fo:text-align="center" style:justify-single-word="false"/>
      <style:text-properties officeooo:rsid="0016a923" officeooo:paragraph-rsid="0016a923"/>
    </style:style>
    <style:style style:name="P7" style:family="paragraph" style:parent-style-name="Standard">
      <style:paragraph-properties fo:text-align="start" style:justify-single-word="false"/>
      <style:text-properties officeooo:rsid="0017c1fc" officeooo:paragraph-rsid="0017c1fc"/>
    </style:style>
    <style:style style:name="P8" style:family="paragraph" style:parent-style-name="Standard">
      <style:paragraph-properties fo:text-align="start" style:justify-single-word="false"/>
      <style:text-properties officeooo:rsid="00188447" officeooo:paragraph-rsid="00188447"/>
    </style:style>
    <style:style style:name="T1" style:family="text">
      <style:text-properties officeooo:rsid="0015c039"/>
    </style:style>
    <style:style style:name="T2" style:family="text">
      <style:text-properties officeooo:rsid="00165d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ct 1</text:p>
      <text:p text:style-name="P1"/>
      <text:p text:style-name="P6">DOCKER</text:p>
      <text:p text:style-name="P2">Submitted by: Akhil Thomas</text:p>
      <text:p text:style-name="P2">M12978321</text:p>
      <text:p text:style-name="P2"/>
      <text:p text:style-name="P2"/>
      <text:p text:style-name="P2"/>
      <text:p text:style-name="P2"/>
      <text:p text:style-name="P3">EC2 instance url= </text:p>
      <text:p text:style-name="P4">Github url= <text:a xlink:type="simple" xlink:href="https://github.uc.edu/thoma4ak/project1_docker.git" text:style-name="Internet_20_link" text:visited-style-name="Visited_20_Internet_20_Link">https://github.uc.edu/thoma4ak/project1_docker.git</text:a></text:p>
      <text:p text:style-name="P4"/>
      <text:p text:style-name="P8">Google Drive:</text:p>
      <text:p text:style-name="P8">https://drive.google.com/drive/folders/1IaX11J6hfXxgO_-Nt-R9GDCMa2JHQV_l?usp=sharing</text:p>
      <text:p text:style-name="P4"/>
      <text:p text:style-name="P7">Pull and Run Commands </text:p>
      <text:p text:style-name="P7"/>
      <text:p text:style-name="P7">docker pull akhilthomasattiapillil/weatherappfirst:latest</text:p>
      <text:p text:style-name="P7"/>
      <text:p text:style-name="P7">docker run -p 88:5000 -d <text:s/>akhilthomasattiapillil/weatherappfirst:latest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3:24:10.559453619</meta:creation-date>
    <dc:date>2019-04-03T00:08:18.484719083</dc:date>
    <meta:editing-duration>PT22M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30" meta:character-count="377" meta:non-whitespace-character-count="355"/>
  </office:meta>
</office:document-meta>
</file>